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5" table:default-cell-style-name="ce3"/>
        <table:table-row table:style-name="ro1">
          <table:table-cell table:style-name="ce1" office:value-type="string" calcext:value-type="string">
            <text:p>Power [dBm]</text:p>
          </table:table-cell>
          <table:table-cell table:style-name="ce1" office:value-type="string" calcext:value-type="string">
            <text:p>HDOP</text:p>
          </table:table-cell>
          <table:table-cell table:style-name="ce1" office:value-type="string" calcext:value-type="string">
            <text:p>VDOP</text:p>
          </table:table-cell>
          <table:table-cell table:style-name="ce1" office:value-type="string" calcext:value-type="string">
            <text:p>TDOP</text:p>
          </table:table-cell>
          <table:table-cell table:style-name="ce1" office:value-type="string" calcext:value-type="string">
            <text:p>Mlat</text:p>
          </table:table-cell>
          <table:table-cell table:style-name="ce1" office:value-type="string" calcext:value-type="string">
            <text:p>Mlong</text:p>
          </table:table-cell>
          <table:table-cell table:style-name="ce1" office:value-type="string" calcext:value-type="string">
            <text:p>Mheight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Slat</text:p>
          </table:table-cell>
          <table:table-cell table:style-name="ce1" office:value-type="string" calcext:value-type="string">
            <text:p>Slong</text:p>
          </table:table-cell>
          <table:table-cell table:style-name="ce1" office:value-type="string" calcext:value-type="string">
            <text:p>Sheight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z</text:p>
          </table:table-cell>
        </table:table-row>
        <table:table-row table:style-name="ro2">
          <table:table-cell office:value-type="float" office:value="-70" calcext:value-type="float">
            <text:p>-70</text:p>
          </table:table-cell>
          <table:table-cell office:value-type="float" office:value="0.88" calcext:value-type="float">
            <text:p>0,88</text:p>
          </table:table-cell>
          <table:table-cell office:value-type="float" office:value="1.79" calcext:value-type="float">
            <text:p>1,79</text:p>
          </table:table-cell>
          <table:table-cell office:value-type="float" office:value="0.99" calcext:value-type="float">
            <text:p>0,99</text:p>
          </table:table-cell>
          <table:table-cell office:value-type="float" office:value="56.92719" calcext:value-type="float">
            <text:p>56,92719</text:p>
          </table:table-cell>
          <table:table-cell office:value-type="float" office:value="7.51597" calcext:value-type="float">
            <text:p>7,51597</text:p>
          </table:table-cell>
          <table:table-cell office:value-type="float" office:value="186.61256" calcext:value-type="float">
            <text:p>186,61256</text:p>
          </table:table-cell>
          <table:table-cell office:value-type="float" office:value="2846222.02" calcext:value-type="float">
            <text:p>2846222,02</text:p>
          </table:table-cell>
          <table:table-cell office:value-type="float" office:value="2198653.75" calcext:value-type="float">
            <text:p>2198653,75</text:p>
          </table:table-cell>
          <table:table-cell office:value-type="float" office:value="5249971.82" calcext:value-type="float">
            <text:p>5249971,82</text:p>
          </table:table-cell>
          <table:table-cell office:value-type="float" office:value="0.006279" calcext:value-type="float">
            <text:p>0,006279</text:p>
          </table:table-cell>
          <table:table-cell office:value-type="float" office:value="0.013923" calcext:value-type="float">
            <text:p>0,013923</text:p>
          </table:table-cell>
          <table:table-cell office:value-type="float" office:value="0.9596064" calcext:value-type="float">
            <text:p>0,9596064</text:p>
          </table:table-cell>
          <table:table-cell office:value-type="float" office:value="0.502057" calcext:value-type="float">
            <text:p>0,502057</text:p>
          </table:table-cell>
          <table:table-cell office:value-type="float" office:value="0.219032" calcext:value-type="float">
            <text:p>0,219032</text:p>
          </table:table-cell>
          <table:table-cell office:value-type="float" office:value="0.846413" calcext:value-type="float">
            <text:p>0,846413</text:p>
          </table:table-cell>
        </table:table-row>
        <table:table-row table:style-name="ro2">
          <table:table-cell office:value-type="float" office:value="-60" calcext:value-type="float">
            <text:p>-60</text:p>
          </table:table-cell>
          <table:table-cell office:value-type="float" office:value="0.88" calcext:value-type="float">
            <text:p>0,88</text:p>
          </table:table-cell>
          <table:table-cell office:value-type="float" office:value="1.83" calcext:value-type="float">
            <text:p>1,83</text:p>
          </table:table-cell>
          <table:table-cell office:value-type="float" office:value="1.01" calcext:value-type="float">
            <text:p>1,01</text:p>
          </table:table-cell>
          <table:table-cell office:value-type="float" office:value="56.93071" calcext:value-type="float">
            <text:p>56,93071</text:p>
          </table:table-cell>
          <table:table-cell office:value-type="float" office:value="7.55136" calcext:value-type="float">
            <text:p>7,55136</text:p>
          </table:table-cell>
          <table:table-cell office:value-type="float" office:value="186.8119" calcext:value-type="float">
            <text:p>186,8119</text:p>
          </table:table-cell>
          <table:table-cell office:value-type="float" office:value="2846221.66" calcext:value-type="float">
            <text:p>2846221,66</text:p>
          </table:table-cell>
          <table:table-cell office:value-type="float" office:value="2198654.25" calcext:value-type="float">
            <text:p>2198654,25</text:p>
          </table:table-cell>
          <table:table-cell office:value-type="float" office:value="5249972.04" calcext:value-type="float">
            <text:p>5249972,04</text:p>
          </table:table-cell>
          <table:table-cell office:value-type="float" office:value="0.004839" calcext:value-type="float">
            <text:p>0,004839</text:p>
          </table:table-cell>
          <table:table-cell office:value-type="float" office:value="0.006089" calcext:value-type="float">
            <text:p>0,006089</text:p>
          </table:table-cell>
          <table:table-cell office:value-type="float" office:value="0.254708" calcext:value-type="float">
            <text:p>0,254708</text:p>
          </table:table-cell>
          <table:table-cell office:value-type="float" office:value="0.124339" calcext:value-type="float">
            <text:p>0,124339</text:p>
          </table:table-cell>
          <table:table-cell office:value-type="float" office:value="0.070068" calcext:value-type="float">
            <text:p>0,070068</text:p>
          </table:table-cell>
          <table:table-cell office:value-type="float" office:value="0.279606" calcext:value-type="float">
            <text:p>0,279606</text:p>
          </table:table-cell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0.75" calcext:value-type="float">
            <text:p>0,75</text:p>
          </table:table-cell>
          <table:table-cell office:value-type="float" office:value="1.31" calcext:value-type="float">
            <text:p>1,31</text:p>
          </table:table-cell>
          <table:table-cell office:value-type="float" office:value="0.68" calcext:value-type="float">
            <text:p>0,68</text:p>
          </table:table-cell>
          <table:table-cell office:value-type="float" office:value="56.92688" calcext:value-type="float">
            <text:p>56,92688</text:p>
          </table:table-cell>
          <table:table-cell office:value-type="float" office:value="7.49769" calcext:value-type="float">
            <text:p>7,49769</text:p>
          </table:table-cell>
          <table:table-cell office:value-type="float" office:value="184.52256" calcext:value-type="float">
            <text:p>184,52256</text:p>
          </table:table-cell>
          <table:table-cell office:value-type="float" office:value="2846221.29" calcext:value-type="float">
            <text:p>2846221,29</text:p>
          </table:table-cell>
          <table:table-cell office:value-type="float" office:value="2198652.78" calcext:value-type="float">
            <text:p>2198652,78</text:p>
          </table:table-cell>
          <table:table-cell office:value-type="float" office:value="5249970.09" calcext:value-type="float">
            <text:p>5249970,09</text:p>
          </table:table-cell>
          <table:table-cell office:value-type="float" office:value="0.007641" calcext:value-type="float">
            <text:p>0,007641</text:p>
          </table:table-cell>
          <table:table-cell office:value-type="float" office:value="0.009692" calcext:value-type="float">
            <text:p>0,009692</text:p>
          </table:table-cell>
          <table:table-cell table:style-name="ce4" office:value-type="float" office:value="0.354337" calcext:value-type="float">
            <text:p>0,354337</text:p>
          </table:table-cell>
          <table:table-cell office:value-type="float" office:value="0.213185" calcext:value-type="float">
            <text:p>0,213185</text:p>
          </table:table-cell>
          <table:table-cell office:value-type="float" office:value="0.220586" calcext:value-type="float">
            <text:p>0,220586</text:p>
          </table:table-cell>
          <table:table-cell office:value-type="float" office:value="0.340372" calcext:value-type="float">
            <text:p>0,340372</text:p>
          </table:table-cell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0.75" calcext:value-type="float">
            <text:p>0,75</text:p>
          </table:table-cell>
          <table:table-cell office:value-type="float" office:value="1.3" calcext:value-type="float">
            <text:p>1,3</text:p>
          </table:table-cell>
          <table:table-cell office:value-type="float" office:value="0.67" calcext:value-type="float">
            <text:p>0,67</text:p>
          </table:table-cell>
          <table:table-cell office:value-type="float" office:value="56.92848" calcext:value-type="float">
            <text:p>56,92848</text:p>
          </table:table-cell>
          <table:table-cell office:value-type="float" office:value="7.48044" calcext:value-type="float">
            <text:p>7,48044</text:p>
          </table:table-cell>
          <table:table-cell office:value-type="float" office:value="183.23352" calcext:value-type="float">
            <text:p>183,23352</text:p>
          </table:table-cell>
          <table:table-cell office:value-type="float" office:value="2846220.87" calcext:value-type="float">
            <text:p>2846220,87</text:p>
          </table:table-cell>
          <table:table-cell office:value-type="float" office:value="2198652.08" calcext:value-type="float">
            <text:p>2198652,08</text:p>
          </table:table-cell>
          <table:table-cell office:value-type="float" office:value="5249969.05" calcext:value-type="float">
            <text:p>5249969,05</text:p>
          </table:table-cell>
          <table:table-cell office:value-type="float" office:value="0.008171" calcext:value-type="float">
            <text:p>0,008171</text:p>
          </table:table-cell>
          <table:table-cell office:value-type="float" office:value="0.01498" calcext:value-type="float">
            <text:p>0,01498</text:p>
          </table:table-cell>
          <table:table-cell office:value-type="float" office:value="0.759481" calcext:value-type="float">
            <text:p>0,759481</text:p>
          </table:table-cell>
          <table:table-cell office:value-type="float" office:value="0.292185" calcext:value-type="float">
            <text:p>0,292185</text:p>
          </table:table-cell>
          <table:table-cell office:value-type="float" office:value="0.403445" calcext:value-type="float">
            <text:p>0,403445</text:p>
          </table:table-cell>
          <table:table-cell office:value-type="float" office:value="0.678" calcext:value-type="float">
            <text:p>0,678</text:p>
          </table:table-cell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1.1" calcext:value-type="float">
            <text:p>1,1</text:p>
          </table:table-cell>
          <table:table-cell office:value-type="float" office:value="0.95" calcext:value-type="float">
            <text:p>0,95</text:p>
          </table:table-cell>
          <table:table-cell office:value-type="float" office:value="0.7" calcext:value-type="float">
            <text:p>0,7</text:p>
          </table:table-cell>
          <table:table-cell office:value-type="float" office:value="57.11441" calcext:value-type="float">
            <text:p>57,11441</text:p>
          </table:table-cell>
          <table:table-cell office:value-type="float" office:value="7.53687" calcext:value-type="float">
            <text:p>7,53687</text:p>
          </table:table-cell>
          <table:table-cell office:value-type="float" office:value="212.92139" calcext:value-type="float">
            <text:p>212,92139</text:p>
          </table:table-cell>
          <table:table-cell office:value-type="float" office:value="2846229.72" calcext:value-type="float">
            <text:p>2846229,72</text:p>
          </table:table-cell>
          <table:table-cell office:value-type="float" office:value="2198660.16" calcext:value-type="float">
            <text:p>2198660,16</text:p>
          </table:table-cell>
          <table:table-cell office:value-type="float" office:value="5249996.83" calcext:value-type="float">
            <text:p>5249996,83</text:p>
          </table:table-cell>
          <table:table-cell office:value-type="float" office:value="0.172202" calcext:value-type="float">
            <text:p>0,172202</text:p>
          </table:table-cell>
          <table:table-cell office:value-type="float" office:value="0.45155" calcext:value-type="float">
            <text:p>0,45155</text:p>
          </table:table-cell>
          <table:table-cell office:value-type="float" office:value="0.044206" calcext:value-type="float">
            <text:p>0,044206</text:p>
          </table:table-cell>
          <table:table-cell office:value-type="float" office:value="6.183422" calcext:value-type="float">
            <text:p>6,183422</text:p>
          </table:table-cell>
          <table:table-cell office:value-type="float" office:value="6.574664" calcext:value-type="float">
            <text:p>6,574664</text:p>
          </table:table-cell>
          <table:table-cell office:value-type="float" office:value="2.982904" calcext:value-type="float">
            <text:p>2,982904</text:p>
          </table:table-cell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2.18" calcext:value-type="float">
            <text:p>2,18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,13</text:p>
          </table:table-cell>
          <table:table-cell office:value-type="float" office:value="56.43765" calcext:value-type="float">
            <text:p>56,43765</text:p>
          </table:table-cell>
          <table:table-cell office:value-type="float" office:value="7.14127" calcext:value-type="float">
            <text:p>7,14127</text:p>
          </table:table-cell>
          <table:table-cell office:value-type="float" office:value="180.47557" calcext:value-type="float">
            <text:p>180,47557</text:p>
          </table:table-cell>
          <table:table-cell office:value-type="float" office:value="2846233.19" calcext:value-type="float">
            <text:p>2846233,19</text:p>
          </table:table-cell>
          <table:table-cell office:value-type="float" office:value="2198654.12" calcext:value-type="float">
            <text:p>2198654,12</text:p>
          </table:table-cell>
          <table:table-cell office:value-type="float" office:value="5249958.23" calcext:value-type="float">
            <text:p>5249958,23</text:p>
          </table:table-cell>
          <table:table-cell office:value-type="float" office:value="0.748464" calcext:value-type="float">
            <text:p>0,748464</text:p>
          </table:table-cell>
          <table:table-cell office:value-type="float" office:value="0.58384" calcext:value-type="float">
            <text:p>0,58384</text:p>
          </table:table-cell>
          <table:table-cell office:value-type="float" office:value="0.031063" calcext:value-type="float">
            <text:p>0,031063</text:p>
          </table:table-cell>
          <table:table-cell table:style-name="ce4" office:value-type="float" office:value="21.194057" calcext:value-type="float">
            <text:p>21,194057</text:p>
          </table:table-cell>
          <table:table-cell table:style-name="ce4" office:value-type="float" office:value="4.533592" calcext:value-type="float">
            <text:p>4,533592</text:p>
          </table:table-cell>
          <table:table-cell table:style-name="ce4" office:value-type="float" office:value="13.0287" calcext:value-type="float">
            <text:p>13,0287</text:p>
          </table:table-cell>
        </table:table-row>
        <table:table-row table:style-name="ro2" table:number-rows-repeated="1048568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.00.0000</text:date>, <text:time style:data-style-name="N2" text:time-value="20:29:00.617364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6:33:34.924221728</meta:creation-date>
    <meta:generator>LibreOffice/5.1.6.2$Linux_X86_64 LibreOffice_project/10m0$Build-2</meta:generator>
    <dc:date>2018-03-11T20:29:48.643275303</dc:date>
    <meta:editing-duration>PT46M50S</meta:editing-duration>
    <meta:editing-cycles>14</meta:editing-cycles>
    <meta:document-statistic meta:table-count="1" meta:cell-count="112" meta:object-count="0"/>
  </office:meta>
</office:document-meta>
</file>